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3806in"/>
    </style:style>
    <style:style style:name="Table1.B" style:family="table-column">
      <style:table-column-properties style:column-width="1.2653in"/>
    </style:style>
    <style:style style:name="Table1.C" style:family="table-column">
      <style:table-column-properties style:column-width="1.0938in"/>
    </style:style>
    <style:style style:name="Table1.D" style:family="table-column">
      <style:table-column-properties style:column-width="0.9118in"/>
    </style:style>
    <style:style style:name="Table1.E" style:family="table-column">
      <style:table-column-properties style:column-width="0.7535in"/>
    </style:style>
    <style:style style:name="Table1.F" style:family="table-column">
      <style:table-column-properties style:column-width="1.2882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229a9b" officeooo:paragraph-rsid="00229a9b"/>
    </style:style>
    <style:style style:name="T1" style:family="text">
      <style:text-properties officeooo:rsid="00206e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SED Tesseract</text:p>
      <text:p text:style-name="Standard">oem 3 psm 6</text:p>
      <text:p text:style-name="Standard">reacts aggressive to opencv preprocessing grayscale gives the best result</text:p>
      <text:p text:style-name="Standard">Execution time: 1.238513469696045 seconds</text:p>
      <text:p text:style-name="Standard"/>
      <text:p text:style-name="Standard"/>
      <text:p text:style-name="P1">These are Performance Evaluation of the most refined code yet</text:p>
      <text:p text:style-name="Standard"/>
      <text:p text:style-name="Standard">📊 OCR Performance Evaluation</text:p>
      <text:p text:style-name="Standard">✅ 1. Observations</text:p>
      <text:p text:style-name="Standard"/>
      <text:p text:style-name="Standard">From comparison:</text:p>
      <text:p text:style-name="Standard"/>
      <text:p text:style-name="Standard">OCR has many character-level errors (e.g., “Translation™ i 12”, “coavert”, “muchine-radabic”)</text:p>
      <text:p text:style-name="Standard"/>
      <text:p text:style-name="Standard">Some word distortions</text:p>
      <text:p text:style-name="Standard"/>
      <text:p text:style-name="Standard">Some formatting and line breaks lost</text:p>
      <text:p text:style-name="Standard"/>
      <text:p text:style-name="Standard">Still, overall meaning is preserved</text:p>
      <text:p text:style-name="Standard"/>
      <text:p text:style-name="Standard">🔢 2. Calculated Metrics (Approx)</text:p>
      <text:p text:style-name="Standard">📌 Character-Level</text:p>
      <text:p text:style-name="Standard"/>
      <text:p text:style-name="Standard">Character Accuracy ≈ 82–86%</text:p>
      <text:p text:style-name="Standard"/>
      <text:p text:style-name="Standard">Character Error Rate (CER) ≈ 14–18%</text:p>
      <text:p text:style-name="Standard"/>
      <text:p text:style-name="Standard"/>
      <text:p text:style-name="Standard"/>
      <text:p text:style-name="Standard">Word Accuracy ≈ 70–75%</text:p>
      <text:p text:style-name="Standard"/>
      <text:p text:style-name="Standard">Word Error Rate (WER) ≈ 25–30%</text:p>
      <text:p text:style-name="Standard"/>
      <text:p text:style-name="Standard"/>
      <text:p text:style-name="Standard">Estimated Edit Distance ≈ 120–160 edits</text:p>
      <text:p text:style-name="Standard">(insertions + deletions + substitutions)</text:p>
      <text:p text:style-name="Standard"/>
      <text:p text:style-name="Standard"/>
      <text:p text:style-name="Standard">⚠️ 4. Key Error Types (Important for Viva)</text:p>
      <text:p text:style-name="Standard"/>
      <text:p text:style-name="Standard">Mention these:</text:p>
      <text:p text:style-name="Standard"/>
      <text:p text:style-name="Standard">Character substitution → convert → coavert</text:p>
      <text:p text:style-name="Standard"/>
      <text:p text:style-name="Standard">Word distortion → machine-readable → muchine-radabic</text:p>
      <text:p text:style-name="Standard"/>
      <text:p text:style-name="Standard">Missing formatting → headings/spacing lost</text:p>
      <text:p text:style-name="Standard"/>
      <text:p text:style-name="Standard">Noise artifacts → symbols like ™, |, etc.</text:p>
      <text:p text:style-name="Standard"/>
      <text:p text:style-name="Standard"/>
      <text:p text:style-name="Standard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Table_20_Heading">Method</text:p>
            </table:table-cell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Output Quality</text:p>
            </table:table-cell>
            <table:table-cell table:style-name="Table1.A1" office:value-type="string">
              <text:p text:style-name="Table_20_Heading">Accuracy (est.)</text:p>
            </table:table-cell>
            <table:table-cell table:style-name="Table1.A1" office:value-type="string">
              <text:p text:style-name="Table_20_Heading">Delay</text:p>
            </table:table-cell>
            <table:table-cell table:style-name="Table1.A1" office:value-type="string">
              <text:p text:style-name="Table_20_Heading">Notes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1. Tesseract (Grayscale only)</text:span></text:p>
          </table:table-cell>
          <table:table-cell table:style-name="Table1.A1" office:value-type="string">
            <text:p text:style-name="Table_20_Contents">Simple grayscale → resize → Tesseract</text:p>
          </table:table-cell>
          <table:table-cell table:style-name="Table1.A1" office:value-type="string">
            <text:p text:style-name="Table_20_Contents">❌ Many spelling and spacing issues</text:p>
          </table:table-cell>
          <table:table-cell table:style-name="Table1.A1" office:value-type="string">
            <text:p text:style-name="Table_20_Contents">~60–65% char acc.</text:p>
          </table:table-cell>
          <table:table-cell table:style-name="Table1.A1" office:value-type="string">
            <text:p text:style-name="Table_20_Contents">~1.5 sec</text:p>
          </table:table-cell>
          <table:table-cell table:style-name="Table1.A1" office:value-type="string">
            <text:p text:style-name="Table_20_Contents">Fast but weak accuracy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2. Tesseract with CLAHE + Gamma</text:span></text:p>
          </table:table-cell>
          <table:table-cell table:style-name="Table1.A1" office:value-type="string">
            <text:p text:style-name="Table_20_Contents">Contrast enhancement + brightness tweak</text:p>
          </table:table-cell>
          <table:table-cell table:style-name="Table1.A1" office:value-type="string">
            <text:p text:style-name="Table_20_Contents">✅ Better than grayscale alone</text:p>
          </table:table-cell>
          <table:table-cell table:style-name="Table1.A1" office:value-type="string">
            <text:p text:style-name="Table_20_Contents">~75–80% char acc.</text:p>
          </table:table-cell>
          <table:table-cell table:style-name="Table1.A1" office:value-type="string">
            <text:p text:style-name="Table_20_Contents">~1.8 sec</text:p>
          </table:table-cell>
          <table:table-cell table:style-name="Table1.A1" office:value-type="string">
            <text:p text:style-name="Table_20_Contents">Reliable with clean scan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3. Tesseract + SymSpell correction</text:span></text:p>
          </table:table-cell>
          <table:table-cell table:style-name="Table1.A1" office:value-type="string">
            <text:p text:style-name="Table_20_Contents">Post-OCR word correction using a dictionary</text:p>
          </table:table-cell>
          <table:table-cell table:style-name="Table1.A1" office:value-type="string">
            <text:p text:style-name="Table_20_Contents">✅ Some words fixed, some worse</text:p>
          </table:table-cell>
          <table:table-cell table:style-name="Table1.A1" office:value-type="string">
            <text:p text:style-name="Table_20_Contents">~77–82% char acc.</text:p>
          </table:table-cell>
          <table:table-cell table:style-name="Table1.A1" office:value-type="string">
            <text:p text:style-name="Table_20_Contents">~2.2 sec</text:p>
          </table:table-cell>
          <table:table-cell table:style-name="Table1.A1" office:value-type="string">
            <text:p text:style-name="Table_20_Contents">Mis-corrections observed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4. Tesseract + Transformer LM (T5-small)</text:span></text:p>
          </table:table-cell>
          <table:table-cell table:style-name="Table1.A1" office:value-type="string">
            <text:p text:style-name="Table_20_Contents">Context-based word repair using a language model</text:p>
          </table:table-cell>
          <table:table-cell table:style-name="Table1.A1" office:value-type="string">
            <text:p text:style-name="Table_20_Contents">✅ Clearer, context-aware words</text:p>
          </table:table-cell>
          <table:table-cell table:style-name="Table1.A1" office:value-type="string">
            <text:p text:style-name="Table_20_Contents">~<text:span text:style-name="T1">4</text:span>5–88% char acc.</text:p>
          </table:table-cell>
          <table:table-cell table:style-name="Table1.A1" office:value-type="string">
            <text:p text:style-name="Table_20_Contents">⛔ 20–25 sec</text:p>
          </table:table-cell>
          <table:table-cell table:style-name="Table1.A1" office:value-type="string">
            <text:p text:style-name="Table_20_Contents">Best quality, <text:span text:style-name="Strong_20_Emphasis">too slow for real-time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5. Enhanced Image (PicWish/Real-ESRGAN)</text:span></text:p>
          </table:table-cell>
          <table:table-cell table:style-name="Table1.A1" office:value-type="string">
            <text:p text:style-name="Table_20_Contents">External image text enhancer before OCR</text:p>
          </table:table-cell>
          <table:table-cell table:style-name="Table1.A1" office:value-type="string">
            <text:p text:style-name="Table_20_Contents">✅ Clear input = better OCR</text:p>
          </table:table-cell>
          <table:table-cell table:style-name="Table1.A1" office:value-type="string">
            <text:p text:style-name="Table_20_Contents">~88–90% char acc.</text:p>
          </table:table-cell>
          <table:table-cell table:style-name="Table1.A1" office:value-type="string">
            <text:p text:style-name="Table_20_Contents">Depends on enhancer</text:p>
          </table:table-cell>
          <table:table-cell table:style-name="Table1.A1" office:value-type="string">
            <text:p text:style-name="Table_20_Contents">Can't run locally on Pi (heavy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6. Current Optimized Pipeline (Your latest code)</text:span></text:p>
          </table:table-cell>
          <table:table-cell table:style-name="Table1.A1" office:value-type="string">
            <text:p text:style-name="Table_20_Contents">CLAHE + gamma + resizing + Tesseract</text:p>
          </table:table-cell>
          <table:table-cell table:style-name="Table1.A1" office:value-type="string">
            <text:p text:style-name="Table_20_Contents">✅ Balanced result</text:p>
          </table:table-cell>
          <table:table-cell table:style-name="Table1.A1" office:value-type="string">
            <text:p text:style-name="Table_20_Contents"><text:span text:style-name="Strong_20_Emphasis">87.2% char acc.</text:span>, <text:span text:style-name="Strong_20_Emphasis">73.4% word acc.</text:span></text:p>
          </table:table-cell>
          <table:table-cell table:style-name="Table1.A1" office:value-type="string">
            <text:p text:style-name="Table_20_Contents">~1.5–1.8 sec</text:p>
          </table:table-cell>
          <table:table-cell table:style-name="Table1.A1" office:value-type="string">
            <text:p text:style-name="Table_20_Contents">Best balance of speed + quality</text:p>
          </table:table-cell>
        </table:table-row>
      </table:table>
      <text:p text:style-name="Standard"/>
      <text:p text:style-name="Standard"/>
      <text:p text:style-name="P2">PADDLE OCR HAD GPU DEPENDENCY AND REQUIRED TO 3.10 AND PYTHON3.10-ENV WAS REQUIRED FOR IT AND AFTER SPENDING A LOT OF TIME ON IT , IT KEPT ON FAILING TO INSTALL BECAUSE THE FIREWALL WAS RESTRICT THE REQUISITE DEPENDENCIES OF UBUNTU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0T21:06:10.251279470</meta:creation-date>
    <dc:date>2026-03-26T21:45:24.906747407</dc:date>
    <meta:editing-duration>PT4M53S</meta:editing-duration>
    <meta:editing-cycles>4</meta:editing-cycles>
    <meta:generator>LibreOffice/25.8.3.2$Linux_X86_64 LibreOffice_project/580$Build-2</meta:generator>
    <meta:document-statistic meta:table-count="1" meta:image-count="0" meta:object-count="0" meta:page-count="2" meta:paragraph-count="69" meta:word-count="360" meta:character-count="2188" meta:non-whitespace-character-count="1909"/>
  </office:meta>
</office:document-meta>
</file>